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/>
    </style:style>
    <style:style style:name="Table3.D1" style:family="table-cell">
      <style:table-cell-properties style:vertical-align="top" fo:padding="0.0382in" fo:border="0.0007in solid #000000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/>
    </style:style>
    <style:style style:name="Table3.D2" style:family="table-cell">
      <style:table-cell-properties style:vertical-align="top"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0.0154in double #000000">
        <style:tab-stops>
          <style:tab-stop style:position="3.6252in" style:type="center"/>
        </style:tab-stops>
      </style:paragraph-properties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0.0154in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7" style:family="paragraph" style:parent-style-name="WW-Fram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8" style:family="paragraph" style:parent-style-name="Standard">
      <style:paragraph-properties fo:margin-left="-0.0102in" fo:margin-right="0in" fo:text-indent="0in" style:auto-text-indent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9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margin-left="-0.0102in" fo:margin-right="0in" fo:text-indent="0in" style:auto-text-indent="false"/>
      <style:text-properties style:font-name="Arial" fo:font-size="12pt" style:font-size-asian="12pt" style:font-size-complex="12pt"/>
    </style:style>
    <style:style style:name="P11" style:family="paragraph" style:parent-style-name="Standard">
      <style:paragraph-properties fo:margin-left="1.4791in" fo:margin-right="0in" fo:text-indent="-1.4898in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margin-left="-0.0209in" fo:margin-right="0in" fo:text-indent="0in" style:auto-text-indent="false"/>
      <style:text-properties style:font-name="Arial"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style:font-name="Arial" fo:font-size="12pt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16" style:family="paragraph" style:parent-style-name="Standard">
      <style:paragraph-properties fo:margin-left="0in" fo:margin-right="0in" fo:text-indent="0in" style:auto-text-indent="false" fo:break-before="page">
        <style:tab-stops/>
      </style:paragraph-properties>
      <style:text-properties style:font-name="Arial" fo:font-size="12pt" style:font-size-asian="12pt" style:font-size-complex="12pt"/>
    </style:style>
    <style:style style:name="P17" style:family="paragraph" style:parent-style-name="WW-Table_20_Contents1">
      <style:text-properties style:font-name="Arial" fo:font-size="12pt" style:font-size-asian="12pt" style:font-size-complex="12pt"/>
    </style:style>
    <style:style style:name="P18" style:family="paragraph" style:parent-style-name="WW-Table_20_Contents1">
      <style:text-properties style:font-name="Arial" fo:font-size="12pt" fo:font-style="normal" style:font-size-asian="12pt" style:font-style-asian="normal" style:font-size-complex="12pt" style:font-style-complex="normal"/>
    </style:style>
    <style:style style:name="P19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0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1" style:family="paragraph" style:parent-style-name="WW-Table_20_Heading">
      <style:paragraph-properties fo:text-align="center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22" style:family="paragraph" style:parent-style-name="WW-Table_20_Heading">
      <style:paragraph-properties fo:text-align="start" style:justify-single-word="false"/>
      <style:text-properties style:font-name="Arial" fo:font-size="12pt" fo:font-style="italic" style:font-size-asian="12pt" style:font-style-asian="italic" style:font-size-complex="12pt" style:font-style-complex="italic"/>
    </style:style>
    <style:style style:name="P23" style:family="paragraph" style:parent-style-name="WW-Table_20_Heading">
      <style:paragraph-properties fo:text-align="start" style:justify-single-word="false"/>
      <style:text-properties style:font-name="Arial" fo:font-size="12pt" fo:font-style="italic" style:text-underline-style="solid" style:text-underline-type="double" style:text-underline-width="auto" style:text-underline-color="font-color" style:font-size-asian="12pt" style:font-style-asian="italic" style:font-size-complex="12pt" style:font-style-complex="italic"/>
    </style:style>
    <style:style style:name="P24" style:family="paragraph" style:parent-style-name="WW-Table_20_Heading">
      <style:paragraph-properties fo:text-align="center" style:justify-single-word="false"/>
      <style:text-properties style:font-name="Arial" fo:font-size="12pt" fo:font-style="normal" style:font-size-asian="12pt" style:font-style-asian="normal" style:font-size-complex="12pt" style:font-style-complex="normal"/>
    </style:style>
    <style:style style:name="P25" style:family="paragraph" style:parent-style-name="WW-Table_20_Heading">
      <style:paragraph-properties fo:text-align="start" style:justify-single-word="false"/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WW-Table_20_Heading">
      <style:paragraph-properties fo:text-align="start" style:justify-single-word="false" fo:break-before="page"/>
      <style:text-properties style:font-name="Arial" fo:font-size="12pt" fo:font-style="italic" style:font-size-asian="12pt" style:font-style-asian="italic" style:font-size-complex="12pt" style:font-style-complex="italic"/>
    </style:style>
    <style:style style:name="P27" style:family="paragraph" style:parent-style-name="WW-Table_20_Heading1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28" style:family="paragraph" style:parent-style-name="WW-Table_20_Heading" style:master-page-name="Standard">
      <style:paragraph-properties fo:text-align="center" style:justify-single-word="false" style:page-number="auto"/>
      <style:text-properties style:font-name="Arial" fo:font-size="12pt" fo:font-style="italic" style:font-size-asian="12pt" style:font-style-asian="italic" style:font-size-complex="12pt" style:font-style-complex="italic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style:font-name="Arial" fo:font-size="10pt" style:font-size-asian="10pt" style:font-size-complex="10pt"/>
    </style:style>
    <style:style style:name="P31" style:family="paragraph">
      <style:text-properties style:font-name="Arial" fo:font-size="10pt" style:font-size-asian="10pt" style:font-size-complex="10pt"/>
    </style:style>
    <style:style style:name="P32" style:family="paragraph">
      <style:text-properties style:font-name="Arial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color="#0000cc" style:text-underline-style="solid" style:text-underline-width="auto" style:text-underline-color="font-color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008in solid #000000">
        <style:background-image/>
      </style:graphic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fill="solid" draw:fill-color="#ccffff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3075in" style:run-through="foreground"/>
    </style:style>
    <style:style style:name="gr5" style:family="graphic">
      <style:graphic-properties draw:stroke="none" svg:stroke-color="#000000" draw:fill="none" draw:fill-color="#ffffff" fo:min-height="0.2457in" style:run-through="foreground"/>
    </style:style>
    <style:style style:name="gr6" style:family="graphic">
      <style:graphic-properties draw:stroke="none" svg:stroke-color="#000000" draw:fill="none" draw:fill-color="#ffffff" fo:min-height="0.3665in" style:run-through="foreground"/>
    </style:style>
    <style:style style:name="gr7" style:family="graphic">
      <style:graphic-properties draw:stroke="none" svg:stroke-color="#000000" draw:fill="none" draw:fill-color="#ffffff" fo:min-height="0.2453in" style:run-through="foreground"/>
    </style:style>
    <style:style style:name="gr8" style:family="graphic">
      <style:graphic-properties draw:stroke="none" svg:stroke-color="#000000" draw:fill="none" draw:fill-color="#ffffff" fo:min-height="0.2807in" style:run-through="foreground"/>
    </style:style>
    <style:style style:name="gr9" style:family="graphic">
      <style:graphic-properties draw:stroke="none" svg:stroke-color="#000000" draw:fill="none" draw:fill-color="#ffffff" fo:min-height="0.3516in" style:run-through="foreground"/>
    </style:style>
    <style:style style:name="gr10" style:family="graphic">
      <style:graphic-properties draw:stroke="none" svg:stroke-color="#000000" draw:fill="none" draw:fill-color="#ffffff" fo:min-height="0.3071in" style:run-through="foreground"/>
    </style:style>
    <style:style style:name="gr11" style:family="graphic">
      <style:graphic-properties draw:stroke="none" svg:stroke-color="#000000" draw:fill="none" draw:fill-color="#ffffff" fo:min-height="0.3425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/><text:line-break/></text:p>
      <text:p text:style-name="P21"/>
      <text:p text:style-name="P24">WORM SUBJECT PLANNER</text:p>
      <text:p text:style-name="P4">Project Descriptio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Submitted to:</text:p>
      <text:p text:style-name="P4"/>
      <text:p text:style-name="P4"/>
      <text:p text:style-name="P4">Prof. Ma. Rowena C. Solamo</text:p>
      <text:p text:style-name="P4">Faculty Member</text:p>
      <text:p text:style-name="P4">Department of Computer Science</text:p>
      <text:p text:style-name="P4">College of Engineering</text:p>
      <text:p text:style-name="P4">University of the Philippines, Diliman</text:p>
      <text:p text:style-name="P4"/>
      <text:p text:style-name="P4"/>
      <text:p text:style-name="P4"/>
      <text:p text:style-name="P4"/>
      <text:p text:style-name="P4">Submitted by:</text:p>
      <text:p text:style-name="P4">Camba, Jannieca P.</text:p>
      <text:p text:style-name="P4">Domingo, Patrick Leiniel H.</text:p>
      <text:p text:style-name="P4">Jimenez, Joni Marie E.</text:p>
      <text:p text:style-name="P5"/>
      <text:p text:style-name="P5"/>
      <text:p text:style-name="P5"/>
      <text:p text:style-name="P5"/>
      <text:p text:style-name="P5"/>
      <text:p text:style-name="P6">In partial fulfillment of Academic Requirements</text:p>
      <text:p text:style-name="P6">for the course</text:p>
      <text:p text:style-name="P6">CS 191 Software Engineering I</text:p>
      <text:p text:style-name="P6">of the </text:p>
      <text:p text:style-name="P6">1<text:span text:style-name="T3">st</text:span> Semester, AY 2014-2015</text:p>
      <text:p text:style-name="P23"/>
      <text:p text:style-name="P26">Unique Reference:</text:p>
      <text:p text:style-name="P25">The documents are stored in the repository <text:span text:style-name="T4">https://github.com/cyanworm/cyanworm</text:span>.</text:p>
      <text:p text:style-name="P22"/>
      <text:p text:style-name="P22">Document Purpose:</text:p>
      <text:p text:style-name="P25">The purpose of this document is to introduce the system of the WORM Subject Planner. It also aims to define the entities, inputs, major functionality, and outputs of the system.</text:p>
      <text:p text:style-name="P25"/>
      <text:p text:style-name="P22">Target Audience:</text:p>
      <text:p text:style-name="P25">Clients and instructor</text:p>
      <text:p text:style-name="P25"/>
      <text:p text:style-name="P22">Revision Control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27">Revision Date</text:p>
            </table:table-cell>
            <table:table-cell table:style-name="Table3.A1" office:value-type="string">
              <text:p text:style-name="P27">Person Responsible</text:p>
            </table:table-cell>
            <table:table-cell table:style-name="Table3.A1" office:value-type="string">
              <text:p text:style-name="P27">Version</text:p>
              <text:p text:style-name="P27">Number</text:p>
            </table:table-cell>
            <table:table-cell table:style-name="Table3.D1" office:value-type="string">
              <text:p text:style-name="P27">Modification</text:p>
            </table:table-cell>
          </table:table-row>
        </table:table-header-rows>
        <table:table-row>
          <table:table-cell table:style-name="Table3.A2" office:value-type="string">
            <text:p text:style-name="P17">08/25/14</text:p>
          </table:table-cell>
          <table:table-cell table:style-name="Table3.A2" office:value-type="string">
            <text:p text:style-name="P17">Joni Marie Jimenez</text:p>
            <text:p text:style-name="P17">Jannieca Camba<text:line-break/>Patrick Domingo</text:p>
          </table:table-cell>
          <table:table-cell table:style-name="Table3.A2" office:value-type="string">
            <text:p text:style-name="P19">1.0</text:p>
          </table:table-cell>
          <table:table-cell table:style-name="Table3.D2" office:value-type="string">
            <text:p text:style-name="P20">Initial Document; Version number should match the one below.</text:p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7"/>
          </table:table-cell>
          <table:table-cell table:style-name="Table3.A2" office:value-type="string">
            <text:p text:style-name="P18"/>
          </table:table-cell>
          <table:table-cell table:style-name="Table3.D2" office:value-type="string">
            <text:p text:style-name="P18"/>
          </table:table-cell>
        </table:table-row>
      </table:table>
      <text:p text:style-name="P9"/>
      <text:p text:style-name="P16"><text:span text:style-name="T2">Project Title</text:span>:<text:tab/><text:tab/>WORM Subject Planner</text:p>
      <text:p text:style-name="P5"/>
      <text:p text:style-name="P11"><text:span text:style-name="T2">Description</text:span>:<text:tab/>WORM Subject planner is a mobile platform application made to help students, teachers, and office workers organize their plans and notes according to subjects or categories. It will contain a scheduler, calendar, notes pad, and doodles pad specially designed for the user's convenience.</text:p>
      <text:p text:style-name="P12"/>
      <text:p text:style-name="P13"/>
      <text:p text:style-name="P10"><text:span text:style-name="T2">Context</text:span><text:span text:style-name="T2"> Diagram</text:span>:</text:p>
      <text:p text:style-name="P10"/>
      <text:p text:style-name="P14"><draw:frame draw:style-name="fr1" draw:name="Frame1" text:anchor-type="paragraph" svg:width="5.6134in" svg:height="3.0807in" draw:z-index="0"><draw:text-box><text:p text:style-name="P7"/><text:p text:style-name="Standard"/><text:p text:style-name="Standard"/><text:p text:style-name="Standard"/><text:p text:style-name="Standard"/><text:p text:style-name="Standard"><draw:g text:anchor-type="paragraph" draw:z-index="1" draw:style-name="gr1"><draw:line draw:style-name="gr2" draw:text-style-name="P29" svg:x1="3.3154in" svg:y1="0.0264in" svg:x2="4.15in" svg:y2="0.0181in"><text:p/></draw:line><draw:rect draw:style-name="gr3" draw:text-style-name="P30" svg:width="1.4031in" svg:height="0.5358in" svg:x="0.1638in" svg:y="-0.4272in"><text:p text:style-name="P29"><text:span text:style-name="T5">Students</text:span></text:p><text:p text:style-name="P29"><text:span text:style-name="T5">Teachers</text:span></text:p><text:p text:style-name="P29"><text:span text:style-name="T5">Office Workers</text:span></text:p></draw:rect><draw:ellipse draw:style-name="gr3" draw:text-style-name="P29" svg:width="1.4039in" svg:height="0.6571in" svg:x="2.0047in" svg:y="0.9543in"><text:p text:style-name="P29"><text:span text:style-name="T5">Arrange</text:span></text:p><text:p text:style-name="P29"><text:span text:style-name="T5">Categorize</text:span></text:p><text:p text:style-name="P29"><text:span text:style-name="T5">Store</text:span></text:p></draw:ellipse><draw:line draw:style-name="gr2" draw:text-style-name="P29" svg:x1="0.611in" svg:y1="0.1154in" svg:x2="0.611in" svg:y2="1.3in"><text:p/></draw:line><draw:line draw:style-name="gr2" draw:text-style-name="P29" svg:x1="0.611in" svg:y1="1.3209in" svg:x2="2.0047in" svg:y2="1.3209in"><text:p/></draw:line><draw:line draw:style-name="gr2" draw:text-style-name="P29" svg:x1="1.0583in" svg:y1="1.0791in" svg:x2="1.0492in" svg:y2="0.1154in"><text:p/></draw:line><draw:line draw:style-name="gr2" draw:text-style-name="P29" svg:x1="1.0492in" svg:y1="1.0965in" svg:x2="2.1283in" svg:y2="1.0965in"><text:p/></draw:line><draw:frame draw:style-name="gr4" draw:text-style-name="P31" svg:width="0.8685in" svg:height="0.3079in" svg:x="0.6618in" svg:y="1.3791in"><draw:text-box><text:p><text:span text:style-name="T5">Subjects / Categories</text:span></text:p></draw:text-box></draw:frame><draw:frame draw:style-name="gr5" draw:text-style-name="P31" svg:width="0.8949in" svg:height="0.2461in" svg:x="1.2681in" svg:y="0.9181in"><draw:text-box><text:p><text:span text:style-name="T5">Tasks</text:span></text:p></draw:text-box></draw:frame><draw:line draw:style-name="gr2" draw:text-style-name="P29" svg:x1="1.5665in" svg:y1="-0.0299in" svg:x2="2.2248in" svg:y2="-0.0299in"><text:p/></draw:line><draw:line draw:style-name="gr2" draw:text-style-name="P29" svg:x1="2.2244in" svg:y1="-0.0299in" svg:x2="2.2154in" svg:y2="1.0146in"><text:p/></draw:line><draw:frame draw:style-name="gr6" draw:text-style-name="P31" svg:width="0.3953in" svg:height="0.3669in" svg:x="1.7157in" svg:y="0.0646in"><draw:text-box><text:p><text:span text:style-name="T5">Notes</text:span></text:p></draw:text-box></draw:frame><draw:line draw:style-name="gr2" draw:text-style-name="P29" svg:x1="1.5665in" svg:y1="-0.2173in" svg:x2="2.602in" svg:y2="-0.2173in"><text:p/></draw:line><draw:line draw:style-name="gr2" draw:text-style-name="P29" svg:x1="2.602in" svg:y1="-0.2173in" svg:x2="2.602in" svg:y2="0.9335in"><text:p/></draw:line><draw:frame draw:style-name="gr7" draw:text-style-name="P31" svg:width="0.8512in" svg:height="0.2453in" svg:x="1.7512in" svg:y="-0.422in"><draw:text-box><text:p><text:span text:style-name="T5">Activities</text:span></text:p></draw:text-box></draw:frame><draw:frame draw:style-name="gr8" draw:text-style-name="P32" svg:width="1.026in" svg:height="0.2807in" svg:x="1.5673in" svg:y="-0.8465in"><draw:text-box><text:p><text:span text:style-name="T6">INPUT</text:span></text:p></draw:text-box></draw:frame><draw:line draw:style-name="gr2" draw:text-style-name="P29" svg:x1="3.4083in" svg:y1="1.2228in" svg:x2="4.5055in" svg:y2="1.2228in"><text:p/></draw:line><draw:line draw:style-name="gr2" draw:text-style-name="P29" svg:x1="4.5055in" svg:y1="0.1417in" svg:x2="4.5055in" svg:y2="1.202in"><text:p/></draw:line><draw:line draw:style-name="gr2" draw:text-style-name="P29" svg:x1="3.1366in" svg:y1="0.9846in" svg:x2="3.1283in" svg:y2="-0.2173in"><text:p/></draw:line><draw:line draw:style-name="gr2" draw:text-style-name="P29" svg:x1="3.1283in" svg:y1="-0.2173in" svg:x2="3.963in" svg:y2="-0.2256in"><text:p/></draw:line><draw:frame draw:style-name="gr8" draw:text-style-name="P31" svg:width="0.9657in" svg:height="0.2807in" svg:x="3.5929in" svg:y="1.0173in"><draw:text-box><text:p><text:span text:style-name="T5">Notes Pad</text:span></text:p></draw:text-box></draw:frame><draw:rect draw:style-name="gr3" draw:text-style-name="P30" svg:width="1.4031in" svg:height="0.5358in" svg:x="3.963in" svg:y="-0.4256in"><text:p text:style-name="P29"><text:span text:style-name="T5">Students</text:span></text:p><text:p text:style-name="P29"><text:span text:style-name="T5">Teachers</text:span></text:p><text:p text:style-name="P29"><text:span text:style-name="T5">Office Workers</text:span></text:p></draw:rect><draw:frame draw:style-name="gr9" draw:text-style-name="P31" svg:width="0.7189in" svg:height="0.3516in" svg:x="3.2445in" svg:y="-0.3839in"><draw:text-box><text:p><text:span text:style-name="T5">Scheduler</text:span></text:p></draw:text-box></draw:frame><draw:line draw:style-name="gr2" draw:text-style-name="P29" svg:x1="3.3654in" svg:y1="1.3933in" svg:x2="4.9in" svg:y2="1.376in"><text:p/></draw:line><draw:line draw:style-name="gr2" draw:text-style-name="P29" svg:x1="4.8827in" svg:y1="0.1417in" svg:x2="4.9in" svg:y2="1.3516in"><text:p/></draw:line><draw:frame draw:style-name="gr10" draw:text-style-name="P31" svg:width="0.8252in" svg:height="0.3071in" svg:x="3.6713in" svg:y="1.4457in"><draw:text-box><text:p><text:span text:style-name="T5">Doodles Pad</text:span></text:p></draw:text-box></draw:frame><draw:frame draw:style-name="gr11" draw:text-style-name="P32" svg:width="1.2106in" svg:height="0.3425in" svg:x="3.224in" svg:y="-0.8909in"><draw:text-box><text:p><text:span text:style-name="T6">OUTPUT</text:span></text:p></draw:text-box></draw:frame><draw:line draw:style-name="gr2" draw:text-style-name="P29" svg:x1="3.3244in" svg:y1="0.0181in" svg:x2="3.3154in" svg:y2="1.0626in"><text:p/></draw:line><draw:line draw:style-name="gr2" draw:text-style-name="P29" svg:x1="3.1283in" svg:y1="-0.2173in" svg:x2="3.963in" svg:y2="-0.2256in"><text:p/></draw:line><draw:frame draw:style-name="gr9" draw:text-style-name="P31" svg:width="0.7189in" svg:height="0.3516in" svg:x="3.3917in" svg:y="0.1098in"><draw:text-box><text:p><text:span text:style-name="T5">Calendar</text:span></text:p></draw:text-box></draw:frame></draw:g></text:p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Standard"/><text:p text:style-name="P7"/><text:p text:style-name="P7"/></draw:text-box></draw:frame></text:p>
      <text:p text:style-name="P14"/>
      <text:p text:style-name="P14"><text:span text:style-name="T2">Entities</text:span>:</text:p>
      <text:p text:style-name="P10"/>
      <text:p text:style-name="P10">Students <text:s/>– <text:s/><text:tab/><text:tab/>People attending school who do class tasks, pass academic</text:p>
      <text:p text:style-name="P10"><text:tab/><text:tab/><text:tab/>requirements, prepare for examinations and recitations, and more</text:p>
      <text:p text:style-name="P10">Teachers <text:s/>–<text:tab/><text:tab/>People teaching at schools who give lectures, compute their students'</text:p>
      <text:p text:style-name="P10"><text:tab/><text:tab/><text:tab/>grades, prepare examinations and recitations and more</text:p>
      <text:p text:style-name="P10">Office Workers <text:s/>–<text:tab/>People working in the corporate field who do office tasks, plan</text:p>
      <text:p text:style-name="P10"><text:tab/><text:tab/><text:tab/>meetings and appointments, prepare requirements for their</text:p>
      <text:p text:style-name="P10"><text:tab/><text:tab/><text:tab/>department, and more</text:p>
      <text:p text:style-name="P10"/>
      <text:p text:style-name="P8"/>
      <text:p text:style-name="P15">Major Inputs:</text:p>
      <text:p text:style-name="P10"/>
      <text:p text:style-name="P10">School Subjects or Categories</text:p>
      <text:p text:style-name="P10">Notes</text:p>
      <text:p text:style-name="P10">Activities</text:p>
      <text:p text:style-name="P10">Tasks</text:p>
      <text:p text:style-name="P10"/>
      <text:p text:style-name="P15"><text:soft-page-break/>Major Outputs:</text:p>
      <text:p text:style-name="P10"/>
      <text:p text:style-name="P10">Calendar Containing Activites</text:p>
      <text:p text:style-name="P10">Scheduler Containing Tasks</text:p>
      <text:p text:style-name="P10">Notes Pad Containing Typed Notes</text:p>
      <text:p text:style-name="P10">Doodles Pad Containing Notes from Touchscreen</text:p>
      <text:p text:style-name="P14"/>
      <text:p text:style-name="P10"/>
      <text:p text:style-name="P15">Major Functionalities:</text:p>
      <text:p text:style-name="P10"/>
      <text:p text:style-name="P10">Arrangement</text:p>
      <text:p text:style-name="P10">Categorization</text:p>
      <text:p text:style-name="P10">Storage</text:p>
      <text:p text:style-name="P10"/>
      <text:p text:style-name="P10"/>
      <text:p text:style-name="P10"/>
      <text:p text:style-name="P10"/>
      <text:p text:style-name="P10"/>
      <text:p text:style-name="P8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size="12pt" fo:language="en" fo:country="US" style:font-name-asian="Arial Unicode MS1" style:font-size-asian="12pt" style:language-asian="zxx" style:country-asian="none" style:font-name-complex="Lucidasans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WW-Caption" style:family="paragraph" style:parent-style-name="Standard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/>
    </style:style>
    <style:style style:name="WW-Caption1" style:family="paragraph" style:parent-style-name="Standard">
      <style:paragraph-properties loext:contextual-spacing="false" fo:margin-top="0.0835in" fo:margin-bottom="0.0835in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/>
    </style:style>
    <style:style style:name="WW-Frame_20_contents" style:display-name="WW-Frame contents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Frame_20_contents1" style:display-name="WW-Frame contents1" style:family="paragraph" style:parent-style-name="Text_20_body"/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style:border-line-width-bottom="0.0008in 0.0138in 0.0008in" fo:padding-left="0in" fo:padding-right="0in" fo:padding-top="0in" fo:padding-bottom="0.0138in" fo:border-left="none" fo:border-right="none" fo:border-top="none" fo:border-bottom="0.0154in double #000000">
        <style:tab-stops>
          <style:tab-stop style:position="3.6252in" style:type="center"/>
        </style:tab-stops>
      </style:paragraph-properties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0.0154in double #000000" fo:border-bottom="none">
        <style:tab-stops>
          <style:tab-stop style:position="3.4898in" style:type="center"/>
          <style:tab-stop style:position="7.4898in" style:type="right"/>
        </style:tab-stops>
      </style:paragraph-properties>
    </style:style>
    <style:style style:name="MP3" style:family="paragraph" style:parent-style-name="Footer">
      <style:paragraph-properties>
        <style:tab-stops>
          <style:tab-stop style:position="3.4898in" style:type="center"/>
          <style:tab-stop style:position="7.4898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1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681in" fo:margin-left="0in" fo:margin-right="0in" fo:margin-bottom="0.4717in" style:dynamic-spacing="true"/>
      </style:header-style>
      <style:footer-style>
        <style:header-footer-properties fo:min-height="0.4819in" fo:margin-left="0in" fo:margin-right="0in" fo:margin-top="0.285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span text:style-name="MT1">System: </text:span><text:span text:style-name="MT1">WORM Subject Planner</text:span><text:span text:style-name="MT1"><text:tab/><text:tab/>Page </text:span><text:span text:style-name="MT1"><text:page-number style:num-format="1" text:select-page="current">4</text:page-number></text:span></text:p>
        <text:p text:style-name="MP3">Version: 1.0<text:tab/><text:tab/>Group: Cyan Worm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Weng Solamo</meta:initial-creator>
    <meta:creation-date>2006-07-10T13:37:45</meta:creation-date>
    <dc:date>2014-08-26T00:10:10.21</dc:date>
    <dc:language>de-DE</dc:language>
    <meta:editing-cycles>40</meta:editing-cycles>
    <meta:editing-duration>PT2H10M53S</meta:editing-duration>
    <meta:document-statistic meta:table-count="1" meta:image-count="0" meta:object-count="0" meta:page-count="4" meta:paragraph-count="64" meta:word-count="291" meta:character-count="2039"/>
    <meta:user-defined meta:name="Info 1"/>
    <meta:user-defined meta:name="Info 2"/>
    <meta:user-defined meta:name="Info 3"/>
    <meta:user-defined meta:name="Info 4"/>
  </office:meta>
</office:document-meta>
</file>